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71144" officeooo:paragraph-rsid="00071144"/>
    </style:style>
    <style:style style:name="P2" style:family="paragraph" style:parent-style-name="Standard">
      <style:paragraph-properties fo:text-align="center" style:justify-single-word="false"/>
      <style:text-properties style:text-underline-style="none" officeooo:rsid="00071144" officeooo:paragraph-rsid="00071144"/>
    </style:style>
    <style:style style:name="P3" style:family="paragraph" style:parent-style-name="Standard">
      <style:paragraph-properties fo:text-align="start" style:justify-single-word="false"/>
      <style:text-properties fo:font-size="11pt" style:text-underline-style="none" officeooo:rsid="00071144" officeooo:paragraph-rsid="00071144" style:font-size-asian="9.60000038146973pt" style:font-size-complex="11pt"/>
    </style:style>
    <style:style style:name="P4" style:family="paragraph" style:parent-style-name="Standard">
      <style:paragraph-properties fo:text-align="end" style:justify-single-word="false"/>
      <style:text-properties fo:font-size="11pt" style:text-underline-style="none" officeooo:rsid="00084141" officeooo:paragraph-rsid="00084141" style:font-size-asian="9.60000038146973pt" style:font-size-complex="11pt"/>
    </style:style>
    <style:style style:name="P5" style:family="paragraph" style:parent-style-name="Standard">
      <style:paragraph-properties fo:text-align="start" style:justify-single-word="false"/>
      <style:text-properties fo:font-size="11pt" style:text-underline-style="none" officeooo:rsid="00084141" officeooo:paragraph-rsid="00084141" style:font-size-asian="9.60000038146973pt" style:font-size-complex="11pt"/>
    </style:style>
    <style:style style:name="P6" style:family="paragraph" style:parent-style-name="Standard">
      <style:paragraph-properties fo:text-align="start" style:justify-single-word="false"/>
      <style:text-properties fo:font-size="11pt" officeooo:rsid="0026487c" officeooo:paragraph-rsid="0026487c" style:font-size-asian="11pt" style:font-size-complex="11pt"/>
    </style:style>
    <style:style style:name="P7" style:family="paragraph" style:parent-style-name="Standard">
      <style:paragraph-properties fo:text-align="start" style:justify-single-word="false"/>
      <style:text-properties fo:font-size="11pt" officeooo:rsid="00281089" officeooo:paragraph-rsid="00281089" style:font-size-asian="11pt" style:font-size-complex="11pt"/>
    </style:style>
    <style:style style:name="P8" style:family="paragraph" style:parent-style-name="Standard">
      <style:paragraph-properties fo:text-align="start" style:justify-single-word="false"/>
      <style:text-properties officeooo:paragraph-rsid="0009d169"/>
    </style:style>
    <style:style style:name="P9" style:family="paragraph" style:parent-style-name="Standard">
      <style:paragraph-properties fo:text-align="start" style:justify-single-word="false"/>
      <style:text-properties officeooo:paragraph-rsid="000a436a"/>
    </style:style>
    <style:style style:name="P10" style:family="paragraph" style:parent-style-name="Standard">
      <style:paragraph-properties fo:text-align="start" style:justify-single-word="false"/>
      <style:text-properties officeooo:paragraph-rsid="002455f2"/>
    </style:style>
    <style:style style:name="P11" style:family="paragraph" style:parent-style-name="Standard">
      <style:paragraph-properties fo:text-align="start" style:justify-single-word="false"/>
      <style:text-properties officeooo:rsid="000a436a" officeooo:paragraph-rsid="000a436a"/>
    </style:style>
    <style:style style:name="P12" style:family="paragraph" style:parent-style-name="Standard">
      <style:paragraph-properties fo:text-align="start" style:justify-single-word="false"/>
      <style:text-properties style:font-name="FreeMono" officeooo:rsid="000a436a" officeooo:paragraph-rsid="000a436a"/>
    </style:style>
    <style:style style:name="P13" style:family="paragraph" style:parent-style-name="Standard">
      <style:paragraph-properties fo:text-align="start" style:justify-single-word="false"/>
      <style:text-properties style:font-name="FreeMono" officeooo:rsid="000c9071" officeooo:paragraph-rsid="000c9071"/>
    </style:style>
    <style:style style:name="P14" style:family="paragraph" style:parent-style-name="Standard">
      <style:paragraph-properties fo:text-align="start" style:justify-single-word="false"/>
      <style:text-properties style:font-name="FreeMono" officeooo:rsid="000c9071" officeooo:paragraph-rsid="000da308"/>
    </style:style>
    <style:style style:name="P15" style:family="paragraph" style:parent-style-name="Standard">
      <style:paragraph-properties fo:text-align="start" style:justify-single-word="false"/>
      <style:text-properties style:font-name="FreeMono" officeooo:rsid="000c9071" officeooo:paragraph-rsid="000fd690"/>
    </style:style>
    <style:style style:name="P16" style:family="paragraph" style:parent-style-name="Standard">
      <style:paragraph-properties fo:text-align="start" style:justify-single-word="false"/>
      <style:text-properties style:font-name="FreeMono" officeooo:rsid="000c9071" officeooo:paragraph-rsid="0011acb5"/>
    </style:style>
    <style:style style:name="P17" style:family="paragraph" style:parent-style-name="Standard">
      <style:paragraph-properties fo:text-align="start" style:justify-single-word="false"/>
      <style:text-properties style:font-name="FreeMono" officeooo:rsid="000c9071" officeooo:paragraph-rsid="00150494"/>
    </style:style>
    <style:style style:name="P18" style:family="paragraph" style:parent-style-name="Standard">
      <style:paragraph-properties fo:text-align="start" style:justify-single-word="false"/>
      <style:text-properties style:font-name="FreeMono" officeooo:rsid="000c9071" officeooo:paragraph-rsid="00161db2"/>
    </style:style>
    <style:style style:name="P19" style:family="paragraph" style:parent-style-name="Standard">
      <style:paragraph-properties fo:text-align="start" style:justify-single-word="false"/>
      <style:text-properties style:font-name="FreeMono" officeooo:rsid="000c9071" officeooo:paragraph-rsid="001a6c69"/>
    </style:style>
    <style:style style:name="P20" style:family="paragraph" style:parent-style-name="Standard">
      <style:paragraph-properties fo:text-align="start" style:justify-single-word="false"/>
      <style:text-properties style:font-name="Liberation Serif" fo:font-size="12pt" style:text-underline-style="none" officeooo:rsid="0009d169" officeooo:paragraph-rsid="0009d169" style:font-size-asian="12pt" style:font-size-complex="12pt"/>
    </style:style>
    <style:style style:name="P21" style:family="paragraph" style:parent-style-name="Standard">
      <style:paragraph-properties fo:text-align="start" style:justify-single-word="false"/>
      <style:text-properties officeooo:rsid="0026487c" officeooo:paragraph-rsid="0026487c"/>
    </style:style>
    <style:style style:name="T1" style:family="text">
      <style:text-properties style:text-underline-style="solid" style:text-underline-width="auto" style:text-underline-color="font-color"/>
    </style:style>
    <style:style style:name="T2" style:family="text">
      <style:text-properties fo:font-size="12pt" style:text-underline-style="none" officeooo:rsid="0009d169"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00a6b54" style:font-size-asian="12pt" style:font-size-complex="12pt"/>
    </style:style>
    <style:style style:name="T5" style:family="text">
      <style:text-properties fo:font-size="12pt" officeooo:rsid="000c9071" style:font-size-asian="12pt" style:font-size-complex="12pt"/>
    </style:style>
    <style:style style:name="T6" style:family="text">
      <style:text-properties fo:font-size="12pt" officeooo:rsid="000da308" style:font-size-asian="12pt" style:font-size-complex="12pt"/>
    </style:style>
    <style:style style:name="T7" style:family="text">
      <style:text-properties fo:font-size="12pt" officeooo:rsid="000ea558" style:font-size-asian="12pt" style:font-size-complex="12pt"/>
    </style:style>
    <style:style style:name="T8" style:family="text">
      <style:text-properties fo:font-size="12pt" officeooo:rsid="000fd690" style:font-size-asian="12pt" style:font-size-complex="12pt"/>
    </style:style>
    <style:style style:name="T9" style:family="text">
      <style:text-properties fo:font-size="12pt" officeooo:rsid="00135fce" style:font-size-asian="12pt" style:font-size-complex="12pt"/>
    </style:style>
    <style:style style:name="T10" style:family="text">
      <style:text-properties fo:font-size="12pt" officeooo:rsid="00161db2" style:font-size-asian="12pt" style:font-size-complex="12pt"/>
    </style:style>
    <style:style style:name="T11" style:family="text">
      <style:text-properties fo:font-size="12pt" officeooo:rsid="0018ec34" style:font-size-asian="12pt" style:font-size-complex="12pt"/>
    </style:style>
    <style:style style:name="T12" style:family="text">
      <style:text-properties fo:font-size="12pt" officeooo:rsid="001a6c69" style:font-size-asian="12pt" style:font-size-complex="12pt"/>
    </style:style>
    <style:style style:name="T13" style:family="text">
      <style:text-properties fo:font-size="12pt" officeooo:rsid="001c3538" style:font-size-asian="12pt" style:font-size-complex="12pt"/>
    </style:style>
    <style:style style:name="T14" style:family="text">
      <style:text-properties fo:font-size="12pt" officeooo:rsid="001e31a5" style:font-size-asian="12pt" style:font-size-complex="12pt"/>
    </style:style>
    <style:style style:name="T15" style:family="text">
      <style:text-properties fo:font-size="12pt" officeooo:rsid="001fa208" style:font-size-asian="12pt" style:font-size-complex="12pt"/>
    </style:style>
    <style:style style:name="T16" style:family="text">
      <style:text-properties fo:font-size="12pt" officeooo:rsid="00216219" style:font-size-asian="12pt" style:font-size-complex="12pt"/>
    </style:style>
    <style:style style:name="T17" style:family="text">
      <style:text-properties fo:font-size="12pt" officeooo:rsid="0021c4c6" style:font-size-asian="12pt" style:font-size-complex="12pt"/>
    </style:style>
    <style:style style:name="T18" style:family="text">
      <style:text-properties fo:font-size="12pt" officeooo:rsid="002278a2" style:font-size-asian="12pt" style:font-size-complex="12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2455f2" style:font-size-asian="12pt" style:font-size-complex="12pt"/>
    </style:style>
    <style:style style:name="T21" style:family="text">
      <style:text-properties style:font-name="Liberation Serif" fo:font-size="11pt" officeooo:rsid="000a436a" style:font-size-asian="9.60000038146973pt" style:font-size-complex="11pt"/>
    </style:style>
    <style:style style:name="T22" style:family="text">
      <style:text-properties style:font-name="Liberation Serif" fo:font-size="11pt" officeooo:rsid="000be8b2" style:font-size-asian="9.60000038146973pt" style:font-size-complex="11pt"/>
    </style:style>
    <style:style style:name="T23" style:family="text">
      <style:text-properties style:font-name="Liberation Serif" fo:font-size="11pt" officeooo:rsid="0025889f" style:font-size-asian="9.60000038146973pt" style:font-size-complex="11pt"/>
    </style:style>
    <style:style style:name="T24" style:family="text">
      <style:text-properties fo:font-size="11pt" officeooo:rsid="0022f04d" style:font-size-asian="9.60000038146973pt" style:font-size-complex="11pt"/>
    </style:style>
    <style:style style:name="T25" style:family="text">
      <style:text-properties style:font-name="FreeMono" fo:font-size="12pt" style:font-size-asian="12pt" style:font-size-complex="12pt"/>
    </style:style>
    <style:style style:name="T26" style:family="text">
      <style:text-properties style:font-name="FreeMono" fo:font-size="12pt" officeooo:rsid="000a436a" style:font-size-asian="12pt" style:font-size-complex="12pt"/>
    </style:style>
    <style:style style:name="T27" style:family="text">
      <style:text-properties officeooo:rsid="0011acb5"/>
    </style:style>
    <style:style style:name="T28" style:family="text">
      <style:text-properties officeooo:rsid="00150494"/>
    </style:style>
    <style:style style:name="T29" style:family="text">
      <style:text-properties officeooo:rsid="0015512e"/>
    </style:style>
    <style:style style:name="T30" style:family="text">
      <style:text-properties officeooo:rsid="0022adc3"/>
    </style:style>
    <style:style style:name="T31" style:family="text">
      <style:text-properties officeooo:rsid="002455f2"/>
    </style:style>
    <style:style style:name="T32" style:family="text">
      <style:text-properties officeooo:rsid="00276d8d"/>
    </style:style>
    <style:style style:name="T33" style:family="text">
      <style:text-properties officeooo:rsid="002919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EMORIA ACTIVIDAD 1 AED2</text:p>
      <text:p text:style-name="P2"/>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rique Kessler Martínez, 1.1, <text:s/>qkessler@gmail.com</text:p>
      <text:p text:style-name="P4">Juan Jesús Herrero Navarro, 1.1, <text:s/><text:a xlink:type="simple" xlink:href="mailto:jjhn29@gmail.com">jjhn29@gmail.com</text:a></text:p>
      <text:p text:style-name="P4"/>
      <text:p text:style-name="P4"/>
      <text:p text:style-name="P5"><text:soft-page-break/></text:p>
      <text:p text:style-name="P8"><text:span text:style-name="T2">1. </text:span><text:span text:style-name="T19">Pseudocódigo y explicación del algoritmo,justificando las decisiones de diseño,las estructuras de datos y las funciones básicas del esquema algorítmico.</text:span></text:p>
      <text:p text:style-name="P8"/>
      <text:p text:style-name="P9"><text:span text:style-name="T19"><text:tab/></text:span><text:span text:style-name="T26">//Programa principal.</text:span></text:p>
      <text:p text:style-name="P12"/>
      <text:p text:style-name="P12"/>
      <text:p text:style-name="P12"><text:span text:style-name="T3">SolucionDirecta(p, q, base: integer, A, B: array of char)</text:span></text:p>
      <text:p text:style-name="P12"><text:span text:style-name="T3">var i, j : int</text:span></text:p>
      <text:p text:style-name="P12"><text:span text:style-name="T3">var maxi, indicemaxi, indice, contador, repeticion, inicio : int</text:span></text:p>
      <text:p text:style-name="P12"><text:span text:style-name="T3">var anterior : boolean</text:span></text:p>
      <text:p text:style-name="P12"/>
      <text:p text:style-name="P12"><text:span text:style-name="T3">contador := 0</text:span></text:p>
      <text:p text:style-name="P12"><text:span text:style-name="T3">repeticion := 0</text:span></text:p>
      <text:p text:style-name="P12"><text:span text:style-name="T3">maxi := 0</text:span></text:p>
      <text:p text:style-name="P12"><text:span text:style-name="T3">anterior := false</text:span></text:p>
      <text:p text:style-name="P12"><text:span text:style-name="T3">i := 0</text:span></text:p>
      <text:p text:style-name="P12"><text:span text:style-name="T3">indicemax := 0</text:span></text:p>
      <text:p text:style-name="P12"/>
      <text:p text:style-name="P12"><text:span text:style-name="T3">mientras i &lt; q-p hacer</text:span></text:p>
      <text:p text:style-name="P12"><text:span text:style-name="T3"><text:tab/>j := 0</text:span></text:p>
      <text:p text:style-name="P12"><text:span text:style-name="T3"><text:s text:c="2"/><text:tab/>mientras (A[i] = B[j]) &amp;&amp; (i &lt; q-p) hacer </text:span></text:p>
      <text:p text:style-name="P12"><text:span text:style-name="T3"><text:s text:c="2"/><text:tab/><text:tab/>i+=1</text:span></text:p>
      <text:p text:style-name="P12"><text:span text:style-name="T3"><text:tab/> <text:s/><text:tab/>repeticion := 0</text:span></text:p>
      <text:p text:style-name="P12"><text:span text:style-name="T3"><text:tab/> <text:s/><text:tab/>anterior := false</text:span></text:p>
      <text:p text:style-name="P12"><text:span text:style-name="T3"><text:tab/>fin_mientras</text:span></text:p>
      <text:p text:style-name="P12"><text:span text:style-name="T3"><text:tab/>i+=1</text:span></text:p>
      <text:p text:style-name="P12"><text:span text:style-name="T3"><text:tab/>j+=1</text:span></text:p>
      <text:p text:style-name="P12"><text:span text:style-name="T3"><text:tab/>contador+=1</text:span></text:p>
      <text:p text:style-name="P12"><text:span text:style-name="T3"><text:tab/>mientras (contador &lt; base) </text:span><text:span text:style-name="T16">hacer</text:span></text:p>
      <text:p text:style-name="P12"><text:span text:style-name="T3"><text:tab/><text:tab/>si (A[i] = B[j]) </text:span><text:span text:style-name="T16">entonces</text:span></text:p>
      <text:p text:style-name="P12"><text:span text:style-name="T3"><text:tab/><text:tab/><text:tab/>si (contador = base-1) </text:span><text:span text:style-name="T17">entonces</text:span></text:p>
      <text:p text:style-name="P12"><text:span text:style-name="T3"><text:tab/><text:tab/><text:tab/><text:tab/>repeticion+=1</text:span></text:p>
      <text:p text:style-name="P12"><text:span text:style-name="T3"><text:tab/><text:tab/><text:tab/><text:tab/>i+=1</text:span></text:p>
      <text:p text:style-name="P12"><text:span text:style-name="T3"><text:tab/><text:tab/><text:tab/><text:tab/>j := 0</text:span></text:p>
      <text:p text:style-name="P12"><text:span text:style-name="T3"><text:tab/><text:tab/><text:tab/><text:tab/>contador := 0</text:span></text:p>
      <text:p text:style-name="P12"><text:span text:style-name="T3"><text:tab/><text:tab/><text:tab/><text:tab/>si (anterior = false) </text:span><text:span text:style-name="T18">entonces</text:span></text:p>
      <text:p text:style-name="P12"><text:span text:style-name="T3"><text:tab/><text:tab/><text:tab/><text:tab/><text:tab/>indice = (i + 1) - base</text:span></text:p>
      <text:p text:style-name="P12"><text:span text:style-name="T3"><text:tab/><text:tab/><text:tab/><text:tab/>fin_si</text:span></text:p>
      <text:p text:style-name="P12"><text:span text:style-name="T3"><text:tab/><text:tab/><text:tab/><text:tab/>anterior = true</text:span></text:p>
      <text:p text:style-name="P12"><text:span text:style-name="T3"><text:tab/><text:tab/><text:tab/>sino</text:span></text:p>
      <text:p text:style-name="P12"><text:span text:style-name="T3"><text:tab/><text:tab/><text:tab/><text:tab/>contador+=1</text:span></text:p>
      <text:p text:style-name="P12"><text:span text:style-name="T3"><text:tab/><text:tab/><text:tab/><text:tab/>j+=1</text:span></text:p>
      <text:p text:style-name="P12"><text:span text:style-name="T3"><text:tab/><text:tab/><text:tab/><text:tab/>i+=1</text:span></text:p>
      <text:p text:style-name="P12"><text:span text:style-name="T3"><text:tab/><text:tab/><text:tab/>fin_si</text:span></text:p>
      <text:p text:style-name="P12"><text:span text:style-name="T3"><text:tab/><text:tab/>sino</text:span></text:p>
      <text:p text:style-name="P12"><text:span text:style-name="T3"><text:tab/><text:tab/><text:tab/>contador := base</text:span></text:p>
      <text:p text:style-name="P12"><text:span text:style-name="T3"><text:tab/><text:tab/>fin_si</text:span></text:p>
      <text:p text:style-name="P12"><text:span text:style-name="T3"><text:tab/>fin_mientras</text:span></text:p>
      <text:p text:style-name="P12"/>
      <text:p text:style-name="P12"><text:span text:style-name="T3"><text:tab/>si (repeticion &gt; maxi)</text:span><text:span text:style-name="T15">entonces</text:span></text:p>
      <text:p text:style-name="P12"><text:span text:style-name="T3"><text:tab/><text:tab/>maxi := repeticion</text:span></text:p>
      <text:p text:style-name="P12"><text:span text:style-name="T3"><text:tab/><text:tab/>repeticion := 0</text:span></text:p>
      <text:p text:style-name="P12"><text:span text:style-name="T3"><text:tab/><text:tab/>indicemax := indice</text:span></text:p>
      <text:p text:style-name="P12"><text:span text:style-name="T3"><text:tab/>fin_si</text:span></text:p>
      <text:p text:style-name="P12"><text:span text:style-name="T3">fin_mientras</text:span></text:p>
      <text:p text:style-name="P12"><text:span text:style-name="T3">inicio := indicemax</text:span></text:p>
      <text:p text:style-name="P12"/>
      <text:p text:style-name="P12"><text:span text:style-name="T3">//Almacenamos en los campos de un objeto las soluciones, en este caso, los nombres de los campos son numConcatenaciones, e Indice.</text:span></text:p>
      <text:p text:style-name="P12"><text:soft-page-break/></text:p>
      <text:p text:style-name="P12"><text:span text:style-name="T3">DivideVenceras (p, q, base: integer, A, B: array of char)</text:span></text:p>
      <text:p text:style-name="P12"><text:span text:style-name="T3">var k: indice</text:span></text:p>
      <text:p text:style-name="P12"><text:span text:style-name="T3">var solucion : Solucion</text:span></text:p>
      <text:p text:style-name="P12"><text:span text:style-name="T3"><text:tab/>si Pequeño (p, q, </text:span><text:span text:style-name="T4">base</text:span><text:span text:style-name="T3">) entonces</text:span></text:p>
      <text:p text:style-name="P12"><text:span text:style-name="T3"><text:tab/><text:tab/>solucion := SolucionDirecta(p, q, base, A, B)</text:span></text:p>
      <text:p text:style-name="P12"><text:span text:style-name="T3"><text:tab/>sino</text:span></text:p>
      <text:p text:style-name="P12"><text:span text:style-name="T3"><text:tab/><text:tab/>k := Dividir(p,q)</text:span></text:p>
      <text:p text:style-name="P12"><text:span text:style-name="T3"><text:tab/><text:tab/>solucion := Combinar(DivideYVencerás(p, k-1, base, A, B), DivideYVencerás(k, q, base, A, B))</text:span></text:p>
      <text:p text:style-name="P12"><text:span text:style-name="T3"><text:s text:c="5"/></text:span><text:span text:style-name="T14">fin_si</text:span></text:p>
      <text:p text:style-name="P12"/>
      <text:p text:style-name="P12"><text:span text:style-name="T3">//Dividir método.</text:span></text:p>
      <text:p text:style-name="P12"/>
      <text:p text:style-name="P12"><text:span text:style-name="T3">Dividir(p,q)</text:span></text:p>
      <text:p text:style-name="P12"><text:span text:style-name="T3"><text:tab/></text:span><text:span text:style-name="T11">devolver</text:span><text:span text:style-name="T3"> k := round((q - p)/2)</text:span></text:p>
      <text:p text:style-name="P12"/>
      <text:p text:style-name="P12"><text:span text:style-name="T3">//Pequeño método:</text:span></text:p>
      <text:p text:style-name="P12"/>
      <text:p text:style-name="P12"><text:span text:style-name="T3">Pequeño(p, q, base)</text:span></text:p>
      <text:p text:style-name="P12"><text:span text:style-name="T3"><text:tab/></text:span><text:span text:style-name="T11">si</text:span><text:span text:style-name="T3"> q - p &lt;= base </text:span><text:span text:style-name="T11">entonces</text:span></text:p>
      <text:p text:style-name="P12"><text:span text:style-name="T3"><text:tab/> <text:s text:c="2"/></text:span><text:span text:style-name="T11">devolver</text:span><text:span text:style-name="T3"> true</text:span></text:p>
      <text:p text:style-name="P12"><text:span text:style-name="T3"><text:tab/></text:span><text:span text:style-name="T11">si_no</text:span></text:p>
      <text:p text:style-name="P12"><text:span text:style-name="T3"><text:tab/> <text:s text:c="2"/></text:span><text:span text:style-name="T11">devolver</text:span><text:span text:style-name="T3"> false</text:span></text:p>
      <text:p text:style-name="P12"><text:span text:style-name="T3"><text:s text:c="5"/></text:span><text:span text:style-name="T13">fin_si</text:span></text:p>
      <text:p text:style-name="P12"><text:span text:style-name="T13"/></text:p>
      <text:p text:style-name="P12">//<text:span text:style-name="T30">Combinar método:</text:span></text:p>
      <text:p text:style-name="P12"/>
      <text:p text:style-name="P12"/>
      <text:p text:style-name="P12"><text:span text:style-name="T3">//</text:span><text:span text:style-name="T5">Generador de palabras.</text:span></text:p>
      <text:p text:style-name="P12"/>
      <text:p text:style-name="P13"><text:span text:style-name="T3">GeneradorDePalabras()</text:span></text:p>
      <text:p text:style-name="P14"><text:span text:style-name="T3"><text:s text:c="2"/></text:span><text:span text:style-name="T6">var </text:span><text:span text:style-name="T3">PalabraGenerada: PalabrasGenerador </text:span></text:p>
      <text:p text:style-name="P13"><text:span text:style-name="T3"><text:s text:c="2"/></text:span><text:span text:style-name="T9">var</text:span><text:span text:style-name="T3"> numRandLarga: </text:span><text:span text:style-name="T7">int</text:span></text:p>
      <text:p text:style-name="P13"><text:span text:style-name="T3"><text:s text:c="2"/></text:span><text:span text:style-name="T9">var</text:span><text:span text:style-name="T3"> numRandCorta: </text:span><text:span text:style-name="T7">int</text:span></text:p>
      <text:p text:style-name="P13"><text:span text:style-name="T7"><text:s text:c="2"/></text:span><text:span text:style-name="T9">var i, j, k: int</text:span></text:p>
      <text:p text:style-name="P15"><text:span text:style-name="T3"><text:s text:c="2"/></text:span><text:span text:style-name="T9">var </text:span><text:span text:style-name="T3">Alfabeto: </text:span><text:span text:style-name="T8">array</text:span><text:span text:style-name="T3">[26]</text:span><text:span text:style-name="T8"> of char</text:span></text:p>
      <text:p text:style-name="P16"><text:s text:c="2"/></text:p>
      <text:p text:style-name="P16"><text:s text:c="2"/><text:span text:style-name="T27">para i:= 0..26 hacer</text:span><text:tab/></text:p>
      <text:p text:style-name="P13"><text:span text:style-name="T3"><text:s text:c="4"/>alfabeto[i] := a</text:span></text:p>
      <text:p text:style-name="P13"><text:span text:style-name="T3"><text:s text:c="4"/>a++</text:span></text:p>
      <text:p text:style-name="P13"><text:span text:style-name="T3"><text:s text:c="2"/></text:span><text:span text:style-name="T12">fin_para</text:span></text:p>
      <text:p text:style-name="P13"><text:span text:style-name="T3"><text:s text:c="2"/></text:span></text:p>
      <text:p text:style-name="P18"><text:span text:style-name="T3"><text:s text:c="2"/>numRandLarga := rand()</text:span></text:p>
      <text:p text:style-name="P18"><text:span text:style-name="T3"><text:s text:c="2"/>numRandCorta := (rand() % 10) + 1</text:span></text:p>
      <text:p text:style-name="P13"/>
      <text:p text:style-name="P13"><text:s text:c="2"/><text:span text:style-name="T28">para j:= 0..numRandLarga hacer</text:span></text:p>
      <text:p text:style-name="P17"><text:span text:style-name="T3"><text:s text:c="4"/>numLetra := (rand() % 25)</text:span></text:p>
      <text:p text:style-name="P13"><text:span text:style-name="T3"><text:s text:c="4"/>PalabraGenerada.cadenaA[j] := alfabeto[numLetra]</text:span></text:p>
      <text:p text:style-name="P19"><text:span text:style-name="T3"><text:s text:c="2"/></text:span><text:span text:style-name="T12">fin_para</text:span><text:span text:style-name="T3"> <text:s/></text:span></text:p>
      <text:p text:style-name="P13"><text:span text:style-name="T3"/></text:p>
      <text:p text:style-name="P13"><text:s text:c="2"/><text:span text:style-name="T29">para k:= 0..numRandCorta hacer</text:span></text:p>
      <text:p text:style-name="P13"><text:span text:style-name="T3"><text:s text:c="4"/>numLetra := (rand() % 25)</text:span></text:p>
      <text:p text:style-name="P13"><text:span text:style-name="T3"><text:s text:c="4"/>PalabraGenerada.cadenaB[k] := alfabeto[numLetra]</text:span></text:p>
      <text:p text:style-name="P19"><text:span text:style-name="T3"><text:s text:c="2"/></text:span><text:span text:style-name="T12">fin_para</text:span></text:p>
      <text:p text:style-name="P13"/>
      <text:p text:style-name="P13"><text:span text:style-name="T3"><text:s text:c="2"/></text:span><text:span text:style-name="T10">devolver</text:span><text:span text:style-name="T3"> PalabraGenerada </text:span></text:p>
      <text:p text:style-name="P13"><text:span text:style-name="T3"/></text:p>
      <text:p text:style-name="P11"><text:span text:style-name="T25"><text:tab/> <text:s text:c="2"/></text:span></text:p>
      <text:p text:style-name="P8"/>
      <text:p text:style-name="P9"><text:soft-page-break/><text:span text:style-name="T19"><text:tab/></text:span><text:span text:style-name="T21">Para la resolución del problema propuesto hacemos uso de objetos para la exposición de soluciones, decidimos que era buena idea crear objetos que como campo tengan las distintas soluciones pedidas, para mejor organización de la información.</text:span></text:p>
      <text:p text:style-name="P9"><text:span text:style-name="T21"><text:tab/>Además, decidimos que a la hora de trabajar con strings, era una apuesta segura pasar estos a un array de caracteres para poder manejar <text:s/>de forma más sencilla los elementos. </text:span><text:span text:style-name="T22">Decidiendo resolver de esta forma, favorece al uso de un generador de palabras para comprobación del algoritmo.</text:span></text:p>
      <text:p text:style-name="P9"><text:tab/><text:span text:style-name="T24">Una vez decidido el trabajo con arrays, recorremos los elementos del array de la palabra grande comprobando con los elementos del array pequeño en nuestro método de Resolución directa. Cuando encuentra una expresión de B en A (siendo A el array grande), cuenta + 1 y mantiene un valor booleano para expresar si tiene antes de este otra concatenación de B o no. En función a este booleano vamos a calcular el índice.</text:span></text:p>
      <text:p text:style-name="P9"/>
      <text:p text:style-name="P9"/>
      <text:p text:style-name="P9"/>
      <text:p text:style-name="P9"/>
      <text:p text:style-name="P9"/>
      <text:p text:style-name="P10"><text:span text:style-name="T31">2. </text:span><text:span text:style-name="T19">Estudio teórico del tiempo de </text:span><text:span text:style-name="T20">e</text:span><text:span text:style-name="T19">jecución del algoritmo (tm, tM y tp) y obtención de conclusiones acerca de los órdenes.</text:span></text:p>
      <text:p text:style-name="P10"/>
      <text:p text:style-name="P10"><text:span text:style-name="T19"><text:tab/></text:span><text:span text:style-name="T23">Para el estudio teórico estudiamos primero los tiempos de ejecución de las funciones pequeñas, como puede ser ResoluciónDirecta, Dividir, Combinar y Pequeño. A estas le encontramos los ordenes. En la función grande, sustituimos los órdenes conseguidos en las funciones a la hora de calcular el tiempo total del método DivideVenceras.</text:span></text:p>
      <text:p text:style-name="P10"/>
      <text:p text:style-name="P6">Dividir: </text:p>
      <text:p text:style-name="P6"><text:tab/>Tiene tiempo 1, de forma que podemos asumir orden costante para todos los casos. <text:span text:style-name="T32">O(1).</text:span></text:p>
      <text:p text:style-name="P6"/>
      <text:p text:style-name="P6">Pequeño:</text:p>
      <text:p text:style-name="P6"><text:tab/><text:tab/>Se trata de un método que responde con un booleano, de forma que también trabaja de forma <text:tab/>exacta, <text:tab/>sin mejor o peor caso. <text:span text:style-name="T32">Por tanto, como encontramos tiempo 2, es orden exacto constante <text:tab/>también. O(1).</text:span></text:p>
      <text:p text:style-name="P6"/>
      <text:p text:style-name="P7">ResoluciónDirecta:</text:p>
      <text:p text:style-name="P7"><text:tab/>Este <text:span text:style-name="T33">se trata de una función más compleja. Haciendo el ejercicio en papel, encontramos que el tiempo en el mejor caso es , el tiempo en el peor caso es , y el tiempo en el caso promedio es. Por tanto, podemos asegurar que el orden es , la omega es, y el orden exacto es.</text:span></text:p>
      <text:p text:style-name="P6"><text:tab/></text:p>
      <text:p text:style-name="P21"><text:tab/></text:p>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0:03:47.856011408</meta:creation-date>
    <dc:date>2019-04-07T11:06:14.691871054</dc:date>
    <meta:editing-duration>PT1H6S</meta:editing-duration>
    <meta:editing-cycles>36</meta:editing-cycles>
    <meta:generator>LibreOffice/4.2.8.2$Linux_X86_64 LibreOffice_project/420m0$Build-2</meta:generator>
    <meta:document-statistic meta:table-count="0" meta:image-count="0" meta:object-count="0" meta:page-count="4" meta:paragraph-count="113" meta:word-count="681" meta:character-count="4354" meta:non-whitespace-character-count="3571"/>
  </office:meta>
</office:document-meta>
</file>